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ffb515" draw:textarea-horizontal-align="center" draw:textarea-vertical-align="middle" draw:auto-grow-height="false"/>
    </style:style>
    <style:style style:name="gr4" style:family="graphic" style:parent-style-name="standard">
      <style:graphic-properties draw:stroke="none" draw:fill="solid" draw:fill-color="#83caff" draw:textarea-horizontal-align="center" draw:textarea-vertical-align="middle" draw:auto-grow-height="false"/>
    </style:style>
    <style:style style:name="gr5" style:family="graphic" style:parent-style-name="standard">
      <style:graphic-properties svg:stroke-color="#000000" draw:fill="none" draw:textarea-horizontal-align="justify" draw:textarea-vertical-align="bottom" draw:auto-grow-height="fals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808080" draw:fill="solid" draw:fill-color="#80808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P4" style:family="paragraph">
      <style:paragraph-properties fo:line-height="100%" fo:text-align="star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269cm" svg:height="1.016cm" svg:x="15.562cm" svg:y="7.023cm">
          <text:p text:style-name="P1">QCDNU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143cm" svg:height="1.089cm" svg:x="18.958cm" svg:y="7.023cm">
          <text:p text:style-name="P1">LAPACK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313cm" svg:height="1.159cm" svg:x="12.049cm" svg:y="4.249cm">
          <text:p text:style-name="P1">YOD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84cm" svg:height="1.159cm" svg:x="7.015cm" svg:y="4.259cm">
          <text:p text:style-name="P1">HepM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973cm" svg:height="1.159cm" svg:x="9.822cm" svg:y="4.249cm">
          <text:p text:style-name="P1">Fastje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143cm" svg:height="1.724cm" svg:x="0.918cm" svg:y="9.944cm">
          <text:p text:style-name="P1">Q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42cm" svg:height="1.724cm" svg:x="1.935cm" svg:y="8.547cm">
          <text:p text:style-name="P1">Blackha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49cm" svg:height="3.429cm" svg:x="15.724cm" svg:y="7.985cm">
          <text:p text:style-name="P2"><text:span text:style-name="T1">xFit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226cm" svg:height="2.867cm" svg:x="7.987cm" svg:y="5.245cm">
          <text:p text:style-name="P3"><text:span text:style-name="T2">Rive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24cm" svg:height="0.778cm" svg:x="0.954cm" svg:y="0.738cm">
          <text:p text:style-name="P4"><text:s text:c="54"/>Can be taken from CVMF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524cm" svg:height="0.778cm" svg:x="0.965cm" svg:y="1.738cm">
          <text:p text:style-name="P4"><text:s text:c="51"/>Has to be locally install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5.842cm" svg:height="10.16cm" svg:x="0.346cm" svg:y="3.34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7.62cm" svg:height="10.16cm" svg:x="6.869cm" svg:y="3.3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7.366cm" svg:height="10.16cm" svg:x="15.116cm" svg:y="3.3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5.842cm" svg:height="2.032cm" svg:x="0.219cm" svg:y="13.4cm">
          <text:p text:style-name="P1">Monte Carlo</text:p>
          <text:p text:style-name="P1">event generation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.493cm" svg:height="2.032cm" svg:x="6.904cm" svg:y="13.454cm">
          <text:p text:style-name="P1">Rivet event analysis</text:p>
          <text:p text:style-name="P1">Creation of fastNLO table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842cm" svg:height="2.032cm" svg:x="15.905cm" svg:y="13.081cm">
          <text:p text:style-name="P1">PDF fit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783cm" svg:height="2.032cm" svg:x="5.58cm" svg:y="5.7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3.142cm" svg:height="1.724cm" svg:x="9.061cm" svg:y="7.912cm">
          <text:p text:style-name="P1">MCgrid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991cm" svg:height="2.032cm" svg:x="12.357cm" svg:y="9.50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3" draw:layer="layout" svg:width="4.937cm" svg:height="3.121cm" svg:x="0.87cm" svg:y="5.699cm">
          <text:p text:style-name="P3"><text:span text:style-name="T2">SHERP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42cm" svg:height="1.724cm" svg:x="9.409cm" svg:y="9.563cm">
          <text:p text:style-name="P1">fastNLO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86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9T17:17:40.996999290</meta:creation-date>
    <dc:date>2016-06-09T17:40:45.046794778</dc:date>
    <meta:editing-duration>PT12M5S</meta:editing-duration>
    <meta:editing-cycles>5</meta:editing-cycles>
    <meta:generator>LibreOffice/4.2.8.2$Linux_X86_64 LibreOffice_project/420m0$Build-2</meta:generator>
    <meta:document-statistic meta:object-count="22"/>
  </office:meta>
</office:document-meta>
</file>